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0000000025A000000EC70CA4FFAD6320E32.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text-align="justify" style:justify-single-word="false"/>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2">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0"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1" style:family="paragraph" style:parent-style-name="Standard" style:list-style-name="L5">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style>
    <style:style style:name="P13" style:family="paragraph" style:parent-style-name="Standard" style:list-style-name="L2">
      <style:paragraph-properties fo:margin-left="1.251cm" fo:margin-right="0cm" fo:text-align="justify" style:justify-single-word="false" fo:text-indent="-0.635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4">
      <style:paragraph-properties fo:margin-left="1.251cm" fo:margin-right="0cm" fo:text-align="justify" style:justify-single-word="false" fo:text-indent="-0.635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agraph-properties style:writing-mode="lr-tb"/>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style style:name="T3"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4"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5"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6"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file-name text:display="name">Tarea_3_especialista_C_licencias</text:file-name></text:p>
      <text:list xml:id="list2881836302" text:style-name="L1">
        <text:list-item>
          <text:p text:style-name="P8">Responde a las siguientes cuestiones (20 min):</text:p>
        </text:list-item>
      </text:list>
      <text:list xml:id="list3938936443" text:style-name="L2">
        <text:list-item>
          <text:list>
            <text:list-item>
              <text:p text:style-name="P9">Usando el <text:span text:style-name="T1">epub del tema y</text:span> el documento “Licencias Software”que están en ikas, y la página:</text:p>
            </text:list-item>
          </text:list>
          <text:p text:style-name="P9"><text:s/><text:a xlink:type="simple" xlink:href="http://es.wikipedia.org/wiki/Licencia_de_software" text:style-name="Internet_20_link" text:visited-style-name="Visited_20_Internet_20_Link">http://es.wikipedia.org/wiki/Licencia_de_software</text:a> </text:p>
          <text:p text:style-name="P13">Responde</text:p>
          <text:p text:style-name="P13">- ¿Qué es una patente?</text:p>
          <text:p text:style-name="P13">- Indica la clasificación de las licencias de software atendiendo a:</text:p>
        </text:list-item>
      </text:list>
      <text:list xml:id="list65730590" text:style-name="L3">
        <text:list-item>
          <text:list>
            <text:list-item>
              <text:p text:style-name="P10">su destinatario / distribución</text:p>
            </text:list-item>
          </text:list>
        </text:list-item>
      </text:list>
      <text:list xml:id="list1089297934" text:style-name="L4">
        <text:list-header>
          <text:p text:style-name="P14"/>
        </text:list-header>
      </text:list>
      <text:p text:style-name="P7"/>
      <text:list xml:id="list103425370165024" text:continue-list="list3938936443" text:style-name="L2">
        <text:list-item>
          <text:list>
            <text:list-item>
              <text:p text:style-name="P9">Usando el documento “Licencias Software”que está en ikas</text:p>
              <text:list>
                <text:list-item>
                  <text:p text:style-name="P9">Si para el proyecto Partes de Trabajo tu equipo decide una licencia BSD, ¿qué permitiríais?</text:p>
                  <text:p text:style-name="P9"/>
                </text:list-item>
              </text:list>
            </text:list-item>
          </text:list>
        </text:list-item>
        <text:list-item>
          <text:p text:style-name="P13">Responde a las siguientes cuestiones sobre el software libre:</text:p>
        </text:list-item>
      </text:list>
      <text:list xml:id="list3284738211" text:style-name="L5">
        <text:list-item>
          <text:list>
            <text:list-item>
              <text:p text:style-name="P11">Indica las 4 libertades en las que se basa el software libre. ¿Quién es el “padre” de la idea?</text:p>
            </text:list-item>
            <text:list-item>
              <text:p text:style-name="P11">¿El software libre es siempre gratuito?</text:p>
            </text:list-item>
            <text:list-item>
              <text:p text:style-name="P11">¿Qué es la tivoización?</text:p>
            </text:list-item>
          </text:list>
        </text:list-item>
      </text:list>
      <text:list xml:id="list103427094512520" text:continue-list="list103425370165024" text:style-name="L2">
        <text:list-header>
          <text:p text:style-name="P13"><text:a xlink:type="simple" xlink:href="https://www.gnu.org/philosophy/free-sw.es.html" text:style-name="Internet_20_link" text:visited-style-name="Visited_20_Internet_20_Link">https://www.gnu.org/philosophy/free-sw.es.html</text:a></text:p>
          <text:p text:style-name="P13"><text:a xlink:type="simple" xlink:href="https://www.gnu.org/philosophy/open-source-misses-the-point.html" text:style-name="Internet_20_link" text:visited-style-name="Visited_20_Internet_20_Link">https://www.gnu.org/philosophy/open-source-misses-the-point.html</text:a></text:p>
        </text:list-header>
      </text:list>
      <text:p text:style-name="P7"/>
      <text:p text:style-name="P7"/>
      <text:p text:style-name="P2"/>
      <text:list xml:id="list103425950213897" text:continue-list="list2881836302" text:style-name="L1">
        <text:list-item>
          <text:p text:style-name="P12">Reúnete con tu grupo de especialistas y por turnos explicad vuestras ideas (anota nuevas ideas que os aporten) (15 min).</text:p>
        </text:list-item>
      </text:list>
      <text:p text:style-name="P3"/>
      <text:p text:style-name="P3"/>
      <text:p text:style-name="P3"/>
      <text:list xml:id="list103426231958670" text:continue-numbering="true" text:style-name="L1">
        <text:list-item>
          <text:p text:style-name="P8">Reúnete con tu grupo base y por turnos explicad las ideas que hayan salido del grupo de especialistas (15 min, 5 min por especialis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Luxi Sans" svg:font-family="'Luxi Sans'"/>
    <style:font-face style:name="Courier New" svg:font-family="'Courier New'" style:font-family-generic="modern"/>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1"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1"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4"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1"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2" draw:style-name="Mgr2" draw:text-style-name="MP4" svg:width="19.021cm" svg:height="1.276cm" svg:x="-0.751cm" svg:y="0.233cm"><draw:text-box><text:p text:style-name="MP2"><text:span text:style-name="MT4">INFORMATIKA-SISTEMAK / SISTEMAS INFORMÁTICOS</text:span></text:p></draw:text-box></draw:frame><draw:rect text:anchor-type="paragraph" draw:z-index="3" draw:style-name="Mgr3" draw:text-style-name="MP5" svg:width="19.52cm" svg:height="3.811cm" svg:x="-1.251cm" svg:y="0cm"><text:p/></draw:rect><draw:frame draw:style-name="Mfr1" draw:name="gráficos1" text:anchor-type="paragraph" svg:x="-0.575cm" svg:y="1.552cm" svg:width="3.868cm" svg:height="1.515cm" draw:z-index="5"><draw:image xlink:href="Pictures/100000000000025A000000EC70CA4FFAD6320E32.jpg" xlink:type="simple" xlink:show="embed" xlink:actuate="onLoad" loext:mime-type="image/jpeg"/></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0"><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MacOSX_X86_64 LibreOffice_project/ea7cb86e6eeb2bf3a5af73a8f7777ac570321527</meta:generator>
    <dc:title>1</dc:title>
    <meta:creation-date>2013-05-18T08:39:29.39</meta:creation-date>
    <meta:editing-cycles>35</meta:editing-cycles>
    <meta:editing-duration>PT12H38M22S</meta:editing-duration>
    <meta:initial-creator>B I-I</meta:initial-creator>
    <dc:date>2018-03-12T10:34:24.924687988</dc:date>
    <meta:document-statistic meta:table-count="0" meta:image-count="1" meta:object-count="0" meta:page-count="1" meta:paragraph-count="21" meta:word-count="167" meta:character-count="1097" meta:non-whitespace-character-count="960"/>
    <meta:user-defined meta:name="Info 1"/>
    <meta:user-defined meta:name="Info 2"/>
    <meta:user-defined meta:name="Info 3"/>
    <meta:user-defined meta:name="Info 4"/>
    <meta:template xlink:type="simple" xlink:actuate="onRequest" xlink:title="1" xlink:href="../../../../../SI/tareas_a_realizar_sistemas_informaticos.ott" meta:date="2013-05-18T08:39:28.890000000"/>
  </office:meta>
</office:document-meta>
</file>